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ResultMatchers.attribute( String name , @ Nullable Object expect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ResultMatchers.assertAsyncStarted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ultMatchers.sessionAttributeDoesNotExist( String ... na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ResultMatchers.sessionAttribute( String name , @ Nullable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ResultMatchers.async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ultMatchers.asyncResult( Matcher &lt; ? super T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ResultMatchers.attribute( String name , Matcher &lt; ? super T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ResultMatchers.asyncResult( @ Nullable Object expected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ResultMatchers.asyncNot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ResultMatchers.RequestResult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ResultMatchers.sessionAttribute( String name , Matcher &lt; ? super T &gt;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